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ObjectMapperBuilderTests.setNotEmptySerializationIn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ObjectMapperBuilderTests.createXml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Container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BuilderTests.mix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ckson2ObjectMapperBuilderTests.overrideWellKnownModuleWith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ckson2ObjectMapperBuilderTests.modulesWith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VisibilityBean.getProperty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Serializer.handl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Serializer.serialize( Bar value , JsonGenerator gen , SerializerProvider serializ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ckson2ObjectMapperBuilderTests.modulesToInstallB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IntegerModule.setupModule( Setup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2ObjectMapperBuilderTests.booleanS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cksonFilteredBean.setProperty2( String propert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BuilderTests.xml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2ObjectMapperBuilderTests.getSerializerFactoryConfig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BuilderTests.unknown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Container.Lis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cksonFilteredBean.getProper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BuilderTests.timeZone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moPojo.getOffset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BuilderTests.wellKnownMod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2ObjectMapperBuilderTests.defaul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ckson2ObjectMapperBuilderTests.propertiesShor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oSerializer.serialize( Foo value , JsonGenerator gen , SerializerProvider serializ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ckson2ObjectMapperBuilderTests.mod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ObjectMapperBuilderTests.locale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FilteredBean.setProperty1( String property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BuilderTests.getDeserializerFactoryConfig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Serializer.handl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BuilderTests.mixI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ckson2ObjectMapperBuilderTests.serializer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ckson2ObjectMapperBuilderTests.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IntegerModule.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BuilderTests.dateTimeFormat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ObjectMapperBuilderTests.visi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ckson2ObjectMapperBuilderTests.registerMultipleModulesWithNullTy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ckson2ObjectMapperBuilderTests.simpleDateFormatString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moPojo.setOffsetDateTime( OffsetDateTime offset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Container.setList( List &lt; T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FilteredBean.getProper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BuilderTests.sm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2ObjectMapperBuilderTests.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ckson2ObjectMapperBuilderTests.xmlMapperAndCusto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ObjectMapperBuilderTests.cb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IntegerSerializer.serialize( Integer value , JsonGenerator gen , SerializerProvider serializ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FilteredBean.JacksonFilteredBean( String property1 , String propert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2ObjectMapperBuilderTests.completeSet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Jackson2ObjectMapperBuilderTests.modulesToInstallBy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ObjectMapperBuilderTests.timeZoneString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ObjectMapperBuilderTests.wrongTimeZoneString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IntegerModule.getModu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BuilderTests.post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2ObjectMapperBuilderTests.defaultUse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ObjectMapperBuilderTests.modulesToInstallWith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Container.ListContainer( List &lt; T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BuilderTests.propertyNam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ObjectMapperBuilderTests.deserializer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ckson2ObjectMapperBuilderTests.setNotNullSerializationIn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FilteredBean.JacksonFilter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ffsetDateTimeDeserializer.deserialize( JsonParser jsonParser , DeserializationContext deserializatio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ckson2ObjectMapperBuilderTests.setNotDefaultSerializationIn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